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Hack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Using Numba in Solving LAE using RK4</text:p>
          </draw:text-box>
        </draw:frame>
        <draw:frame draw:style-name="gr1" draw:text-style-name="P3" draw:layer="layout" svg:width="9.4cm" svg:height="1.8cm" svg:x="15.8cm" svg:y="15cm">
          <draw:text-box>
            <text:p>Arun Prasaad Gunasekar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umba – What is it?</text:p>
              </text:list-item>
              <text:list-item>
                <text:p>Compiler vs Interpretor</text:p>
              </text:list-item>
              <text:list-item>
                <text:p>Tradeoff – Numba?!</text:p>
              </text:list-item>
              <text:list-item>
                <text:p>Code example</text:p>
              </text:list-item>
              <text:list-item>
                <text:p>More fea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umb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Enhances NumPy operations</text:p>
              </text:list-item>
              <text:list-item>
                <text:p>Produces Optimized Machine Instructions for Python Functions</text:p>
              </text:list-item>
              <text:list-item>
                <text:p>Uses LLVM (Low Level Virtual Machine) to produce the Machine Instructions</text:p>
              </text:list-item>
              <text:list-item>
                <text:p><text:s/>Has several classes/decorators like j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il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All the codes are read</text:p>
              </text:list-item>
              <text:list-item>
                <text:p>Memory allocation instructions and machine codes/instructions are created</text:p>
              </text:list-item>
              <text:list-item>
                <text:p>Unnecessary codes are removed by comparison with the machine codes generated for other lines – optimizes speed and memory and efficiency. - That is why it is a COMPILER!</text:p>
              </text:list-item>
              <text:list-item>
                <text:p>Optimized machine code stored in object files</text:p>
              </text:list-item>
              <text:list-item>
                <text:p>Object files are linked to create an executable</text:p>
              </text:list-item>
              <text:list-item>
                <text:p>Executable file takes in the data and does the operation</text:p>
              </text:list-item>
              <text:list-item>
                <text:p>Eg: C, Fortran, C++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pre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A line of code is read,</text:p>
              </text:list-item>
              <text:list-item>
                <text:p>Memory allocation instructions and machine codes for the current line is generated</text:p>
              </text:list-item>
              <text:list-item>
                <text:p>The machine code is executed and it does it's work – That is why it is an INTERPRETER!</text:p>
              </text:list-item>
              <text:list-item>
                <text:p>Repeat steps 1, 2 and 3 for each and every line of source code till the end</text:p>
              </text:list-item>
              <text:list-item>
                <text:p>Eg: Python, R, Matla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umba – A Trade off?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If a function definition has a “decorator” defined before it, then the function definition is marked for compilation by Numba.</text:p>
              </text:list-item>
              <text:list-item>
                <text:p>While the interpreter interprets the lines one after the other, when it meets the above functions, Numba makes it read the complete function.</text:p>
              </text:list-item>
              <text:list-item>
                <text:p>Using LLVM, the machine codes for these functions are generated and “compiled” on the spot and kept as it is.</text:p>
              </text:list-item>
              <text:list-item>
                <text:p>Whenever the function is invoked, these “compiled” machine codes are called to the job.</text:p>
              </text:list-item>
              <text:list-item>
                <text:p>Everywhere else, the interpreter does it's routine job.</text:p>
              </text:list-item>
              <text:list-item>
                <text:p>Thus, this compiled section of the machine code tends to be more optimized when compared to the interpreted machin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 of Numb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JIT – Just In Time Compilation</text:p>
              </text:list-item>
              <text:list-item>
                <text:p>Chaching code</text:p>
              </text:list-item>
              <text:list-item>
                <text:p>Vectorization</text:p>
                <text:p/>
                <text:p>For more details (As on 2<text:span text:style-name="T1">nd</text:span> January 2016)</text:p>
                <text:p><text:span text:style-name="T2">http://numba.pydata.org/numba-doc/0.21.0/user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2T02:31:54.314189875</meta:creation-date>
    <meta:editing-duration>PT36M25S</meta:editing-duration>
    <meta:editing-cycles>13</meta:editing-cycles>
    <dc:date>2016-01-02T03:08:14.337843222</dc:date>
    <meta:generator>LibreOffice/5.0.2.2$Linux_X86_64 LibreOffice_project/00m0$Build-2</meta:generator>
    <meta:document-statistic meta:object-count="50"/>
  </office:meta>
</office:document-meta>
</file>